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7cm" svg:x="1.465cm" svg:y="6.63cm">
            <draw:object draw:notify-on-update-of-ranges="Sheet1.A4:Sheet1.A13 Sheet1.A4:Sheet1.A13 Sheet1.B3:Sheet1.B3 Sheet1.B4:Sheet1.B13 Sheet1.A4:Sheet1.A13 Sheet1.C3:Sheet1.C3 Sheet1.C4:Sheet1.C13 Sheet1.A4:Sheet1.A13 Sheet1.D3:Sheet1.D3 Sheet1.D4:Sheet1.D13 Sheet1.A4:Sheet1.A13 Sheet1.E3:Sheet1.E3 Sheet1.E4:Sheet1.E13 Sheet1.A4:Sheet1.A13 Sheet1.F3:Sheet1.F3 Sheet1.F4:Sheet1.F13 Sheet1.A4:Sheet1.A13 Sheet1.G3:Sheet1.G3 Sheet1.G4:Sheet1.G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B$3]^([.$A4]-1))/[.$A4]" office:value-type="float" office:value="1" calcext:value-type="float">
            <text:p>1</text:p>
          </table:table-cell>
          <table:table-cell table:formula="of:=([.C$3]^([.$A4]-1))/[.$A4]" office:value-type="float" office:value="1" calcext:value-type="float">
            <text:p>1</text:p>
          </table:table-cell>
          <table:table-cell table:formula="of:=([.D$3]^([.$A4]-1))/[.$A4]" office:value-type="float" office:value="1" calcext:value-type="float">
            <text:p>1</text:p>
          </table:table-cell>
          <table:table-cell table:formula="of:=([.E$3]^([.$A4]-1))/[.$A4]" office:value-type="float" office:value="1" calcext:value-type="float">
            <text:p>1</text:p>
          </table:table-cell>
          <table:table-cell table:formula="of:=([.F$3]^([.$A4]-1))/[.$A4]" office:value-type="float" office:value="1" calcext:value-type="float">
            <text:p>1</text:p>
          </table:table-cell>
          <table:table-cell table:formula="of:=([.G$3]^([.$A4]-1))/[.$A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B$3]^([.$A5]-1))/[.$A5]" office:value-type="float" office:value="1" calcext:value-type="float">
            <text:p>1</text:p>
          </table:table-cell>
          <table:table-cell table:formula="of:=([.C$3]^([.$A5]-1))/[.$A5]" office:value-type="float" office:value="1.5" calcext:value-type="float">
            <text:p>1.5</text:p>
          </table:table-cell>
          <table:table-cell table:formula="of:=([.D$3]^([.$A5]-1))/[.$A5]" office:value-type="float" office:value="2" calcext:value-type="float">
            <text:p>2</text:p>
          </table:table-cell>
          <table:table-cell table:formula="of:=([.E$3]^([.$A5]-1))/[.$A5]" office:value-type="float" office:value="2.5" calcext:value-type="float">
            <text:p>2.5</text:p>
          </table:table-cell>
          <table:table-cell table:formula="of:=([.F$3]^([.$A5]-1))/[.$A5]" office:value-type="float" office:value="3" calcext:value-type="float">
            <text:p>3</text:p>
          </table:table-cell>
          <table:table-cell table:formula="of:=([.G$3]^([.$A5]-1))/[.$A5]"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B$3]^([.$A6]-1))/[.$A6]" office:value-type="float" office:value="1.33333333333333" calcext:value-type="float">
            <text:p>1.33333333333333</text:p>
          </table:table-cell>
          <table:table-cell table:formula="of:=([.C$3]^([.$A6]-1))/[.$A6]" office:value-type="float" office:value="3" calcext:value-type="float">
            <text:p>3</text:p>
          </table:table-cell>
          <table:table-cell table:formula="of:=([.D$3]^([.$A6]-1))/[.$A6]" office:value-type="float" office:value="5.33333333333333" calcext:value-type="float">
            <text:p>5.33333333333333</text:p>
          </table:table-cell>
          <table:table-cell table:formula="of:=([.E$3]^([.$A6]-1))/[.$A6]" office:value-type="float" office:value="8.33333333333333" calcext:value-type="float">
            <text:p>8.33333333333333</text:p>
          </table:table-cell>
          <table:table-cell table:formula="of:=([.F$3]^([.$A6]-1))/[.$A6]" office:value-type="float" office:value="12" calcext:value-type="float">
            <text:p>12</text:p>
          </table:table-cell>
          <table:table-cell table:formula="of:=([.G$3]^([.$A6]-1))/[.$A6]" office:value-type="float" office:value="16.3333333333333" calcext:value-type="float">
            <text:p>16.3333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B$3]^([.$A7]-1))/[.$A7]" office:value-type="float" office:value="2" calcext:value-type="float">
            <text:p>2</text:p>
          </table:table-cell>
          <table:table-cell table:formula="of:=([.C$3]^([.$A7]-1))/[.$A7]" office:value-type="float" office:value="6.75" calcext:value-type="float">
            <text:p>6.75</text:p>
          </table:table-cell>
          <table:table-cell table:formula="of:=([.D$3]^([.$A7]-1))/[.$A7]" office:value-type="float" office:value="16" calcext:value-type="float">
            <text:p>16</text:p>
          </table:table-cell>
          <table:table-cell table:formula="of:=([.E$3]^([.$A7]-1))/[.$A7]" office:value-type="float" office:value="31.25" calcext:value-type="float">
            <text:p>31.25</text:p>
          </table:table-cell>
          <table:table-cell table:formula="of:=([.F$3]^([.$A7]-1))/[.$A7]" office:value-type="float" office:value="54" calcext:value-type="float">
            <text:p>54</text:p>
          </table:table-cell>
          <table:table-cell table:formula="of:=([.G$3]^([.$A7]-1))/[.$A7]" office:value-type="float" office:value="85.75" calcext:value-type="float">
            <text:p>85.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B$3]^([.$A8]-1))/[.$A8]" office:value-type="float" office:value="3.2" calcext:value-type="float">
            <text:p>3.2</text:p>
          </table:table-cell>
          <table:table-cell table:formula="of:=([.C$3]^([.$A8]-1))/[.$A8]" office:value-type="float" office:value="16.2" calcext:value-type="float">
            <text:p>16.2</text:p>
          </table:table-cell>
          <table:table-cell table:formula="of:=([.D$3]^([.$A8]-1))/[.$A8]" office:value-type="float" office:value="51.2" calcext:value-type="float">
            <text:p>51.2</text:p>
          </table:table-cell>
          <table:table-cell table:formula="of:=([.E$3]^([.$A8]-1))/[.$A8]" office:value-type="float" office:value="125" calcext:value-type="float">
            <text:p>125</text:p>
          </table:table-cell>
          <table:table-cell table:formula="of:=([.F$3]^([.$A8]-1))/[.$A8]" office:value-type="float" office:value="259.2" calcext:value-type="float">
            <text:p>259.2</text:p>
          </table:table-cell>
          <table:table-cell table:formula="of:=([.G$3]^([.$A8]-1))/[.$A8]" office:value-type="float" office:value="480.2" calcext:value-type="float">
            <text:p>480.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B$3]^([.$A9]-1))/[.$A9]" office:value-type="float" office:value="5.33333333333333" calcext:value-type="float">
            <text:p>5.33333333333333</text:p>
          </table:table-cell>
          <table:table-cell table:formula="of:=([.C$3]^([.$A9]-1))/[.$A9]" office:value-type="float" office:value="40.5" calcext:value-type="float">
            <text:p>40.5</text:p>
          </table:table-cell>
          <table:table-cell table:formula="of:=([.D$3]^([.$A9]-1))/[.$A9]" office:value-type="float" office:value="170.666666666667" calcext:value-type="float">
            <text:p>170.666666666667</text:p>
          </table:table-cell>
          <table:table-cell table:formula="of:=([.E$3]^([.$A9]-1))/[.$A9]" office:value-type="float" office:value="520.833333333333" calcext:value-type="float">
            <text:p>520.833333333333</text:p>
          </table:table-cell>
          <table:table-cell table:formula="of:=([.F$3]^([.$A9]-1))/[.$A9]" office:value-type="float" office:value="1296" calcext:value-type="float">
            <text:p>1296</text:p>
          </table:table-cell>
          <table:table-cell table:formula="of:=([.G$3]^([.$A9]-1))/[.$A9]" office:value-type="float" office:value="2801.16666666667" calcext:value-type="float">
            <text:p>2801.16666666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B$3]^([.$A10]-1))/[.$A10]" office:value-type="float" office:value="9.14285714285714" calcext:value-type="float">
            <text:p>9.14285714285714</text:p>
          </table:table-cell>
          <table:table-cell table:formula="of:=([.C$3]^([.$A10]-1))/[.$A10]" office:value-type="float" office:value="104.142857142857" calcext:value-type="float">
            <text:p>104.142857142857</text:p>
          </table:table-cell>
          <table:table-cell table:formula="of:=([.D$3]^([.$A10]-1))/[.$A10]" office:value-type="float" office:value="585.142857142857" calcext:value-type="float">
            <text:p>585.142857142857</text:p>
          </table:table-cell>
          <table:table-cell table:formula="of:=([.E$3]^([.$A10]-1))/[.$A10]" office:value-type="float" office:value="2232.14285714286" calcext:value-type="float">
            <text:p>2232.14285714286</text:p>
          </table:table-cell>
          <table:table-cell table:formula="of:=([.F$3]^([.$A10]-1))/[.$A10]" office:value-type="float" office:value="6665.14285714286" calcext:value-type="float">
            <text:p>6665.14285714286</text:p>
          </table:table-cell>
          <table:table-cell table:formula="of:=([.G$3]^([.$A10]-1))/[.$A10]" office:value-type="float" office:value="16807" calcext:value-type="float">
            <text:p>168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B$3]^([.$A11]-1))/[.$A11]" office:value-type="float" office:value="16" calcext:value-type="float">
            <text:p>16</text:p>
          </table:table-cell>
          <table:table-cell table:formula="of:=([.C$3]^([.$A11]-1))/[.$A11]" office:value-type="float" office:value="273.375" calcext:value-type="float">
            <text:p>273.375</text:p>
          </table:table-cell>
          <table:table-cell table:formula="of:=([.D$3]^([.$A11]-1))/[.$A11]" office:value-type="float" office:value="2048" calcext:value-type="float">
            <text:p>2048</text:p>
          </table:table-cell>
          <table:table-cell table:formula="of:=([.E$3]^([.$A11]-1))/[.$A11]" office:value-type="float" office:value="9765.625" calcext:value-type="float">
            <text:p>9765.625</text:p>
          </table:table-cell>
          <table:table-cell table:formula="of:=([.F$3]^([.$A11]-1))/[.$A11]" office:value-type="float" office:value="34992" calcext:value-type="float">
            <text:p>34992</text:p>
          </table:table-cell>
          <table:table-cell table:formula="of:=([.G$3]^([.$A11]-1))/[.$A11]" office:value-type="float" office:value="102942.875" calcext:value-type="float">
            <text:p>102942.8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B$3]^([.$A12]-1))/[.$A12]" office:value-type="float" office:value="28.4444444444444" calcext:value-type="float">
            <text:p>28.4444444444444</text:p>
          </table:table-cell>
          <table:table-cell table:formula="of:=([.C$3]^([.$A12]-1))/[.$A12]" office:value-type="float" office:value="729" calcext:value-type="float">
            <text:p>729</text:p>
          </table:table-cell>
          <table:table-cell table:formula="of:=([.D$3]^([.$A12]-1))/[.$A12]" office:value-type="float" office:value="7281.77777777778" calcext:value-type="float">
            <text:p>7281.77777777778</text:p>
          </table:table-cell>
          <table:table-cell table:formula="of:=([.E$3]^([.$A12]-1))/[.$A12]" office:value-type="float" office:value="43402.7777777778" calcext:value-type="float">
            <text:p>43402.7777777778</text:p>
          </table:table-cell>
          <table:table-cell table:formula="of:=([.F$3]^([.$A12]-1))/[.$A12]" office:value-type="float" office:value="186624" calcext:value-type="float">
            <text:p>186624</text:p>
          </table:table-cell>
          <table:table-cell table:formula="of:=([.G$3]^([.$A12]-1))/[.$A12]" office:value-type="float" office:value="640533.444444444" calcext:value-type="float">
            <text:p>640533.4444444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B$3]^([.$A13]-1))/[.$A13]" office:value-type="float" office:value="51.2" calcext:value-type="float">
            <text:p>51.2</text:p>
          </table:table-cell>
          <table:table-cell table:formula="of:=([.C$3]^([.$A13]-1))/[.$A13]" office:value-type="float" office:value="1968.3" calcext:value-type="float">
            <text:p>1968.3</text:p>
          </table:table-cell>
          <table:table-cell table:formula="of:=([.D$3]^([.$A13]-1))/[.$A13]" office:value-type="float" office:value="26214.4" calcext:value-type="float">
            <text:p>26214.4</text:p>
          </table:table-cell>
          <table:table-cell table:formula="of:=([.E$3]^([.$A13]-1))/[.$A13]" office:value-type="float" office:value="195312.5" calcext:value-type="float">
            <text:p>195312.5</text:p>
          </table:table-cell>
          <table:table-cell table:formula="of:=([.F$3]^([.$A13]-1))/[.$A13]" office:value-type="float" office:value="1007769.6" calcext:value-type="float">
            <text:p>1007769.6</text:p>
          </table:table-cell>
          <table:table-cell table:formula="of:=([.G$3]^([.$A13]-1))/[.$A13]" office:value-type="float" office:value="4035360.7" calcext:value-type="float">
            <text:p>4035360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0">00/00/0000</text:date>, <text:time style:data-style-name="N2" text:time-value="09:27:18.0248455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0-31T08:36:20.053134758</meta:creation-date>
    <dc:date>2021-05-20T09:29:50.486025407</dc:date>
    <meta:editing-duration>PT7M52S</meta:editing-duration>
    <meta:editing-cycles>3</meta:editing-cycles>
    <meta:generator>LibreOffice/6.4.7.2$Linux_X86_64 LibreOffice_project/40$Build-2</meta:generator>
    <meta:document-statistic meta:table-count="1" meta:cell-count="7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tru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6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6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6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6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8cm" xlink:href=".." xlink:type="simple" chart:class="chart:scatter" chart:column-mapping="0 1 2 3 4 5" chart:style-name="ch1">
        <chart:legend chart:legend-position="end" svg:x="14.463cm" svg:y="2.942cm" style:legend-expansion="high" chart:style-name="ch2"/>
        <chart:plot-area chart:style-name="ch3" table:cell-range-address="Sheet1.A4:Sheet1.G13 Sheet1.B3:Sheet1.G3" chart:data-source-has-labels="both" svg:x="0.319cm" svg:y="0.18cm" svg:width="13.825cm" svg:height="8.648cm">
          <chartooo:coordinate-region svg:x="2.073cm" svg:y="0.383cm" svg:width="11.879cm" svg:height="7.792cm"/>
          <chart:axis chart:dimension="x" chart:name="primary-x" chart:style-name="ch4" chartooo:axis-type="auto">
            <chart:categories table:cell-range-address="Sheet1.A4:Sheet1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:Sheet1.B13" chart:label-cell-address="Sheet1.B3:Sheet1.B3" chart:class="chart:scatter">
            <chart:domain table:cell-range-address="Sheet1.A4:Sheet1.A13"/>
            <chart:data-point chart:repeated="10"/>
          </chart:series>
          <chart:series chart:style-name="ch8" chart:values-cell-range-address="Sheet1.C4:Sheet1.C13" chart:label-cell-address="Sheet1.C3:Sheet1.C3" chart:class="chart:scatter">
            <chart:data-point chart:repeated="10"/>
          </chart:series>
          <chart:series chart:style-name="ch9" chart:values-cell-range-address="Sheet1.D4:Sheet1.D13" chart:label-cell-address="Sheet1.D3:Sheet1.D3" chart:class="chart:scatter">
            <chart:data-point chart:repeated="10"/>
          </chart:series>
          <chart:series chart:style-name="ch10" chart:values-cell-range-address="Sheet1.E4:Sheet1.E13" chart:label-cell-address="Sheet1.E3:Sheet1.E3" chart:class="chart:scatter">
            <chart:data-point chart:repeated="10"/>
          </chart:series>
          <chart:series chart:style-name="ch11" chart:values-cell-range-address="Sheet1.F4:Sheet1.F13" chart:label-cell-address="Sheet1.F3:Sheet1.F3" chart:class="chart:scatter">
            <chart:data-point chart:repeated="10"/>
          </chart:series>
          <chart:series chart:style-name="ch12" chart:values-cell-range-address="Sheet1.G4:Sheet1.G13" chart:label-cell-address="Sheet1.G3:Sheet1.G3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</text:p>
                <draw:g>
                  <svg:desc>Sheet1.B3:Sheet1.B3</svg:desc>
                </draw:g>
              </table:table-cell>
              <table:table-cell office:value-type="string">
                <text:p>3</text:p>
                <draw:g>
                  <svg:desc>Sheet1.C3:Sheet1.C3</svg:desc>
                </draw:g>
              </table:table-cell>
              <table:table-cell office:value-type="string">
                <text:p>4</text:p>
                <draw:g>
                  <svg:desc>Sheet1.D3:Sheet1.D3</svg:desc>
                </draw:g>
              </table:table-cell>
              <table:table-cell office:value-type="string">
                <text:p>5</text:p>
                <draw:g>
                  <svg:desc>Sheet1.E3:Sheet1.E3</svg:desc>
                </draw:g>
              </table:table-cell>
              <table:table-cell office:value-type="string">
                <text:p>6</text:p>
                <draw:g>
                  <svg:desc>Sheet1.F3:Sheet1.F3</svg:desc>
                </draw:g>
              </table:table-cell>
              <table:table-cell office:value-type="string">
                <text:p>7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4:Sheet1.A13</svg:desc>
                </draw:g>
              </table:table-cell>
              <table:table-cell office:value-type="float" office:value="1">
                <text:p>1</text:p>
                <draw:g>
                  <svg:desc>Sheet1.A4:Sheet1.A13</svg:desc>
                </draw:g>
              </table:table-cell>
              <table:table-cell office:value-type="float" office:value="1">
                <text:p>1</text:p>
                <draw:g>
                  <svg:desc>Sheet1.B4:Sheet1.B13</svg:desc>
                </draw:g>
              </table:table-cell>
              <table:table-cell office:value-type="float" office:value="1">
                <text:p>1</text:p>
                <draw:g>
                  <svg:desc>Sheet1.C4:Sheet1.C13</svg:desc>
                </draw:g>
              </table:table-cell>
              <table:table-cell office:value-type="float" office:value="1">
                <text:p>1</text:p>
                <draw:g>
                  <svg:desc>Sheet1.D4:Sheet1.D13</svg:desc>
                </draw:g>
              </table:table-cell>
              <table:table-cell office:value-type="float" office:value="1">
                <text:p>1</text:p>
                <draw:g>
                  <svg:desc>Sheet1.E4:Sheet1.E13</svg:desc>
                </draw:g>
              </table:table-cell>
              <table:table-cell office:value-type="float" office:value="1">
                <text:p>1</text:p>
                <draw:g>
                  <svg:desc>Sheet1.F4:Sheet1.F13</svg:desc>
                </draw:g>
              </table:table-cell>
              <table:table-cell office:value-type="float" office:value="1">
                <text:p>1</text:p>
                <draw:g>
                  <svg:desc>Sheet1.G4:Sheet1.G1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3">
                <text:p>3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12">
                <text:p>12</text:p>
              </table:table-cell>
              <table:table-cell office:value-type="float" office:value="16.3333333333333">
                <text:p>16.333333333333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6.75">
                <text:p>6.75</text:p>
              </table:table-cell>
              <table:table-cell office:value-type="float" office:value="16">
                <text:p>16</text:p>
              </table:table-cell>
              <table:table-cell office:value-type="float" office:value="31.25">
                <text:p>31.25</text:p>
              </table:table-cell>
              <table:table-cell office:value-type="float" office:value="54">
                <text:p>54</text:p>
              </table:table-cell>
              <table:table-cell office:value-type="float" office:value="85.75">
                <text:p>85.7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.2">
                <text:p>3.2</text:p>
              </table:table-cell>
              <table:table-cell office:value-type="float" office:value="16.2">
                <text:p>16.2</text:p>
              </table:table-cell>
              <table:table-cell office:value-type="float" office:value="51.2">
                <text:p>51.2</text:p>
              </table:table-cell>
              <table:table-cell office:value-type="float" office:value="125">
                <text:p>125</text:p>
              </table:table-cell>
              <table:table-cell office:value-type="float" office:value="259.2">
                <text:p>259.2</text:p>
              </table:table-cell>
              <table:table-cell office:value-type="float" office:value="480.2">
                <text:p>480.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40.5">
                <text:p>40.5</text:p>
              </table:table-cell>
              <table:table-cell office:value-type="float" office:value="170.666666666667">
                <text:p>170.666666666667</text:p>
              </table:table-cell>
              <table:table-cell office:value-type="float" office:value="520.833333333333">
                <text:p>520.833333333333</text:p>
              </table:table-cell>
              <table:table-cell office:value-type="float" office:value="1296">
                <text:p>1296</text:p>
              </table:table-cell>
              <table:table-cell office:value-type="float" office:value="2801.16666666667">
                <text:p>2801.1666666666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.14285714285714">
                <text:p>9.14285714285714</text:p>
              </table:table-cell>
              <table:table-cell office:value-type="float" office:value="104.142857142857">
                <text:p>104.142857142857</text:p>
              </table:table-cell>
              <table:table-cell office:value-type="float" office:value="585.142857142857">
                <text:p>585.142857142857</text:p>
              </table:table-cell>
              <table:table-cell office:value-type="float" office:value="2232.14285714286">
                <text:p>2232.14285714286</text:p>
              </table:table-cell>
              <table:table-cell office:value-type="float" office:value="6665.14285714286">
                <text:p>6665.14285714286</text:p>
              </table:table-cell>
              <table:table-cell office:value-type="float" office:value="16807">
                <text:p>1680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273.375">
                <text:p>273.375</text:p>
              </table:table-cell>
              <table:table-cell office:value-type="float" office:value="2048">
                <text:p>2048</text:p>
              </table:table-cell>
              <table:table-cell office:value-type="float" office:value="9765.625">
                <text:p>9765.625</text:p>
              </table:table-cell>
              <table:table-cell office:value-type="float" office:value="34992">
                <text:p>34992</text:p>
              </table:table-cell>
              <table:table-cell office:value-type="float" office:value="102942.875">
                <text:p>102942.87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8.4444444444444">
                <text:p>28.4444444444444</text:p>
              </table:table-cell>
              <table:table-cell office:value-type="float" office:value="729">
                <text:p>729</text:p>
              </table:table-cell>
              <table:table-cell office:value-type="float" office:value="7281.77777777778">
                <text:p>7281.77777777778</text:p>
              </table:table-cell>
              <table:table-cell office:value-type="float" office:value="43402.7777777778">
                <text:p>43402.7777777778</text:p>
              </table:table-cell>
              <table:table-cell office:value-type="float" office:value="186624">
                <text:p>186624</text:p>
              </table:table-cell>
              <table:table-cell office:value-type="float" office:value="640533.444444444">
                <text:p>640533.44444444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1.2">
                <text:p>51.2</text:p>
              </table:table-cell>
              <table:table-cell office:value-type="float" office:value="1968.3">
                <text:p>1968.3</text:p>
              </table:table-cell>
              <table:table-cell office:value-type="float" office:value="26214.4">
                <text:p>26214.4</text:p>
              </table:table-cell>
              <table:table-cell office:value-type="float" office:value="195312.5">
                <text:p>195312.5</text:p>
              </table:table-cell>
              <table:table-cell office:value-type="float" office:value="1007769.6">
                <text:p>1007769.6</text:p>
              </table:table-cell>
              <table:table-cell office:value-type="float" office:value="4035360.7">
                <text:p>4035360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